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Lohit Hindi1" svg:font-family="'Lohit Hindi'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size="11pt" style:font-size-asian="11pt" style:font-size-complex="11pt"/>
    </style:style>
    <style:style style:name="P2" style:family="paragraph" style:parent-style-name="Preformatted_20_Text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Preformatted_20_Text"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ilation Techniques – 046266</text:p>
      <text:p text:style-name="P2">Final Project – Part II</text:p>
      <text:p text:style-name="P2"/>
      <text:p text:style-name="P1">Andrey Gelman</text:p>
      <text:p text:style-name="P1">(agelman@tx.technion.ac.il)</text:p>
      <text:p text:style-name="P1"/>
      <text:p text:style-name="P1">Niv Aibester</text:p>
      <text:p text:style-name="P1">(aibester@tx.technioin.ac.il)</text:p>
      <text:p text:style-name="P1"/>
      <text:p text:style-name="P1">15 – Jan– 2012</text:p>
      <text:p text:style-name="P1"/>
      <text:p text:style-name="P3">Building and running the code</text:p>
      <text:p text:style-name="P1"/>
      <text:p text:style-name="P1">The project has the following directory structure:</text:p>
      <text:p text:style-name="P1"><text:span text:style-name="T1">src</text:span> <text:s/>- all the source files, including Makefile</text:p>
      <text:p text:style-name="P1"><text:span text:style-name="T1">obj</text:span> <text:s/>- atomatically generated code and compiled object files</text:p>
      <text:p text:style-name="P1"><text:span text:style-name="T1">bin</text:span> <text:s/>- final executable file</text:p>
      <text:p text:style-name="P1"><text:span text:style-name="T1">test</text:span> – a few representing test cases</text:p>
      <text:p text:style-name="P1"><text:span text:style-name="T1">doc</text:span> – this document</text:p>
      <text:p text:style-name="P1"/>
      <text:p text:style-name="P1">Building:</text:p>
      <text:p text:style-name="P3">$ <text:s/>cd src</text:p>
      <text:p text:style-name="P3">$ <text:s/>make</text:p>
      <text:p text:style-name="P1"/>
      <text:p text:style-name="P1">Test run:</text:p>
      <text:p text:style-name="P3">$ <text:s/>cat <text:s/>../test/sample-3.x <text:s/>| <text:s/>../bin/comp</text:p>
      <text:p text:style-name="P1">the appropriate tree representation will be sent to stdout.</text:p>
      <text:p text:style-name="P1"/>
      <text:p text:style-name="P3">Source code</text:p>
      <text:p text:style-name="P4"/>
      <text:p text:style-name="P4">In addition to writing the bison code, common.[ch] were slightly modified in order to</text:p>
      <text:p text:style-name="P4">(a) allow (relatively) streamlined handling of empty (absent) arguments</text:p>
      <text:p text:style-name="P4">(b) provide full tree display via DFS tree scan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Lohit Hindi1" svg:font-family="'Lohit Hindi'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WenQuanYi Micro Hei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date>2012-01-16T00:06:55</dc:date>
    <dc:creator>Andrey </dc:creator>
    <meta:editing-duration>PT56M27S</meta:editing-duration>
    <meta:editing-cycles>4</meta:editing-cycles>
    <meta:document-statistic meta:table-count="0" meta:image-count="0" meta:object-count="0" meta:page-count="1" meta:paragraph-count="24" meta:word-count="120" meta:character-count="768"/>
  </office:meta>
</office:document-meta>
</file>